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officeooo:rsid="000da424" officeooo:paragraph-rsid="000e2f18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da424" officeooo:paragraph-rsid="000e46a5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da424" officeooo:paragraph-rsid="0010c45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0f3d2f" officeooo:paragraph-rsid="000f3d2f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paragraph-rsid="000da424"/>
    </style:style>
    <style:style style:name="P6" style:family="paragraph" style:parent-style-name="Standard">
      <style:paragraph-properties fo:text-align="start" style:justify-single-word="false"/>
      <style:text-properties officeooo:rsid="000da424" officeooo:paragraph-rsid="000da424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da424" officeooo:paragraph-rsid="000e2f18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4pt" fo:font-weight="bold" officeooo:rsid="000da424" officeooo:paragraph-rsid="000da424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4pt" fo:font-weight="normal" officeooo:rsid="000da424" officeooo:paragraph-rsid="000da424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officeooo:rsid="000da424" officeooo:paragraph-rsid="000da424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weight="normal" officeooo:rsid="000da424" officeooo:paragraph-rsid="0010c45d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weight="normal" officeooo:rsid="000da424" officeooo:paragraph-rsid="000e46a5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weight="normal" officeooo:rsid="000da424" officeooo:paragraph-rsid="00135f7e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weight="normal" officeooo:rsid="0010c45d" officeooo:paragraph-rsid="0010c45d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weight="normal" officeooo:rsid="000e2f18" officeooo:paragraph-rsid="000e2f18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weight="normal" officeooo:rsid="000e2f18" officeooo:paragraph-rsid="000e46a5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weight="normal" officeooo:rsid="000e46a5" officeooo:paragraph-rsid="000e46a5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font-weight="normal" officeooo:rsid="00135f7e" officeooo:paragraph-rsid="00135f7e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end" style:justify-single-word="false"/>
      <style:text-properties fo:font-weight="bold" officeooo:rsid="000f3d2f" officeooo:paragraph-rsid="000f3d2f" style:font-weight-asian="bold" style:font-weight-complex="bold"/>
    </style:style>
    <style:style style:name="T1" style:family="text">
      <style:text-properties fo:font-size="14pt" style:font-size-asian="12.25pt" style:font-size-complex="14pt"/>
    </style:style>
    <style:style style:name="T2" style:family="text">
      <style:text-properties fo:font-size="14pt" fo:font-weight="normal" style:font-size-asian="12.25pt" style:font-weight-asian="normal" style:font-size-complex="14pt" style:font-weight-complex="normal"/>
    </style:style>
    <style:style style:name="T3" style:family="text">
      <style:text-properties fo:font-size="14pt" fo:font-weight="normal" officeooo:rsid="000da424" style:font-size-asian="12.25pt" style:font-weight-asian="normal" style:font-size-complex="14pt" style:font-weight-complex="normal"/>
    </style:style>
    <style:style style:name="T4" style:family="text">
      <style:text-properties fo:font-size="14pt" fo:font-weight="normal" officeooo:rsid="000e2f18" style:font-size-asian="12.25pt" style:font-weight-asian="normal" style:font-size-complex="14pt" style:font-weight-complex="normal"/>
    </style:style>
    <style:style style:name="T5" style:family="text">
      <style:text-properties fo:font-size="14pt" fo:font-weight="normal" officeooo:rsid="000e46a5" style:font-size-asian="12.25pt" style:font-weight-asian="normal" style:font-size-complex="14pt" style:font-weight-complex="normal"/>
    </style:style>
    <style:style style:name="T6" style:family="text">
      <style:text-properties fo:font-size="14pt" fo:font-weight="normal" officeooo:rsid="000f3d2f" style:font-size-asian="12.25pt" style:font-weight-asian="normal" style:font-size-complex="14pt" style:font-weight-complex="normal"/>
    </style:style>
    <style:style style:name="T7" style:family="text">
      <style:text-properties fo:font-size="14pt" fo:font-weight="normal" officeooo:rsid="0010c45d" style:font-size-asian="12.25pt" style:font-weight-asian="normal" style:font-size-complex="14pt" style:font-weight-complex="normal"/>
    </style:style>
    <style:style style:name="T8" style:family="text">
      <style:text-properties fo:font-size="14pt" fo:font-weight="normal" officeooo:rsid="0011406f" style:font-size-asian="12.25pt" style:font-weight-asian="normal" style:font-size-complex="14pt" style:font-weight-complex="normal"/>
    </style:style>
    <style:style style:name="T9" style:family="text">
      <style:text-properties fo:font-size="14pt" fo:font-weight="normal" officeooo:rsid="001243b7" style:font-size-asian="12.25pt" style:font-weight-asian="normal" style:font-size-complex="14pt" style:font-weight-complex="normal"/>
    </style:style>
    <style:style style:name="T10" style:family="text">
      <style:text-properties fo:font-size="14pt" style:text-underline-style="solid" style:text-underline-width="auto" style:text-underline-color="font-color" fo:font-weight="normal" style:font-size-asian="12.25pt" style:font-weight-asian="normal" style:font-size-complex="14pt" style:font-weight-complex="normal"/>
    </style:style>
    <style:style style:name="T11" style:family="text">
      <style:text-properties officeooo:rsid="00135f7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MUR <text:s/>CHAUFFANT ET NOTE DE CALCUL</text:p>
      <text:p text:style-name="P9"/>
      <text:p text:style-name="P9"/>
      <text:p text:style-name="P10">C est le même principe que le chauffage au sol mais en vertical.</text:p>
      <text:p text:style-name="P10"/>
      <text:p text:style-name="P3"><text:span text:style-name="T8">Éléments pour la pré étude :</text:span><text:span text:style-name="T7"> </text:span><text:span text:style-name="T2"><text:s text:c="2"/></text:span></text:p>
      <text:p text:style-name="P14">pour ch2/ 9m2 soit 2/3 de 13m2 de la surface au sol.</text:p>
      <text:p text:style-name="P14">Pour ch3/ 14m2 soit 2/3 de la surface au sol.</text:p>
      <text:p text:style-name="P14">Pour séjour et repas /10m2 soit 2/3 de la surface au sol.</text:p>
      <text:p text:style-name="P11"/>
      <text:p text:style-name="P10">Voici les avantages :</text:p>
      <text:p text:style-name="P10">Plus besoin des radiateurs. <text:span text:style-name="T11">Donc aucun radiateurs visibles.</text:span></text:p>
      <text:p text:style-name="P5"><text:span text:style-name="T3">Le système </text:span><text:span text:style-name="T5">est capable de</text:span><text:span text:style-name="T3"> fonctionné et </text:span><text:span text:style-name="T5">d </text:span><text:span text:style-name="T3">évoluer en mode climatisation.</text:span></text:p>
      <text:p text:style-name="P18">Il sera très facile dans l’avenir d’aménager et chauffer les combles avec</text:p>
      <text:p text:style-name="P18">ce système mais au sol + parquet.</text:p>
      <text:p text:style-name="P13"><text:s text:c="76"/></text:p>
      <text:p text:style-name="P10">Voici l’inconvénient :</text:p>
      <text:p text:style-name="P6"><text:span text:style-name="T2">Moins rapide que les radiateurs pour monter </text:span><text:span text:style-name="T4">rapidement </text:span><text:span text:style-name="T2">en température une </text:span><text:span text:style-name="T4">pièce.</text:span></text:p>
      <text:p text:style-name="P10"/>
      <text:p text:style-name="P7"><text:span text:style-name="T4">La </text:span><text:span text:style-name="T5">régulation</text:span><text:span text:style-name="T4"> peut ce faire de deux </text:span><text:span text:style-name="T5">manières</text:span><text:span text:style-name="T4"> :</text:span></text:p>
      <text:p text:style-name="P1"><text:span text:style-name="T4">La version simple avec la température de l’eau de la </text:span><text:span text:style-name="T5">chaudière</text:span><text:span text:style-name="T4"> suivant les informations <text:s/>donner a la </text:span><text:span text:style-name="T5">chaudière</text:span><text:span text:style-name="T4"> par la sonde </text:span><text:span text:style-name="T5">extérieur.</text:span></text:p>
      <text:p text:style-name="P15"/>
      <text:p text:style-name="P1"><text:span text:style-name="T4">La version </text:span><text:span text:style-name="T5">sophistiqué</text:span><text:span text:style-name="T4"> avec la BOX CALEO DOM , </text:span><text:span text:style-name="T5">c’est </text:span><text:span text:style-name="T4">une </text:span><text:span text:style-name="T5">régulation</text:span><text:span text:style-name="T4"> pour plancher chauffant. Avec </text:span><text:span text:style-name="T5">un </text:span><text:span text:style-name="T4">thermostat </text:span><text:span text:style-name="T5">d’ambiance intérieur</text:span><text:span text:style-name="T4"> dans chaque </text:span><text:span text:style-name="T5">pièces.</text:span><text:span text:style-name="T4"> <text:s/></text:span></text:p>
      <text:p text:style-name="P2"><text:span text:style-name="T5">C</text:span><text:span text:style-name="T4">e système domotique  peut aussi </text:span><text:span text:style-name="T5">être programmé pour </text:span><text:span text:style-name="T4">fermer les volets, </text:span></text:p>
      <text:p text:style-name="P2"><text:span text:style-name="T5">alarme d intrusion ou pilotages WIFI</text:span><text:span text:style-name="T4">. </text:span></text:p>
      <text:p text:style-name="P16"/>
      <text:p text:style-name="P17">Installation : 3 boucles en tuyaux multicouche, chambre 2, chambre 3 et séjour . </text:p>
      <text:p text:style-name="P2"><text:span text:style-name="T6">Une nourrisse de 6 vannes dans la salle de bain avec actuateurs pour Box caleo dom.</text:span><text:span text:style-name="T2"> <text:s/></text:span></text:p>
      <text:p text:style-name="P12"><text:s text:c="28"/></text:p>
      <text:p text:style-name="P4"><text:span text:style-name="T10">Budget </text:span><text:span text:style-name="T2">:</text:span></text:p>
      <text:p text:style-name="P4"><text:span text:style-name="T2">Panneau caleosol Eco+ 30 mm avec les tuyaux multicouche pour faire <text:s text:c="4"/></text:span><text:span text:style-name="T1">3447 euros</text:span></text:p>
      <text:p text:style-name="P4"><text:span text:style-name="T2">la chambre 2 ,la chambre 3 et le séjour </text:span><text:span text:style-name="T7">et la nourrisse 6 vannes.</text:span></text:p>
      <text:p text:style-name="P19"><text:span text:style-name="T2"/></text:p>
      <text:p text:style-name="P19"><text:span text:style-name="T2">La </text:span><text:span text:style-name="T9">régulation</text:span><text:span text:style-name="T2"> BOX CALEO DOM avec thermostats et actuateurs <text:s text:c="11"/></text:span><text:span text:style-name="T1"><text:s/>1098 <text:s/>euros</text:span></text:p>
      <text:p text:style-name="P1"/>
      <text:p text:style-name="P1"><text:s text:c="124"/></text:p>
      <text:p text:style-name="P1"><text:s text:c="78"/></text:p>
      <text:p text:style-name="P1"/>
      <text:p text:style-name="P1"><text:s text:c="56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5-11-17T21:34:42.916000000</meta:creation-date>
    <dc:date>2025-11-19T09:52:47.459000000</dc:date>
    <meta:editing-duration>PT9M43S</meta:editing-duration>
    <meta:editing-cycles>4</meta:editing-cycles>
    <meta:generator>LibreOffice/6.4.1.2$Windows_X86_64 LibreOffice_project/4d224e95b98b138af42a64d84056446d09082932</meta:generator>
    <meta:document-statistic meta:table-count="0" meta:image-count="0" meta:object-count="0" meta:page-count="1" meta:paragraph-count="29" meta:word-count="258" meta:character-count="1849" meta:non-whitespace-character-count="1223"/>
  </office:meta>
</office:document-meta>
</file>